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e24e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e24e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fo:language="it" fo:country="IT" officeooo:paragraph-rsid="001e24e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20ea8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1e24e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e24e3"/>
    </style:style>
    <style:style style:name="P7" style:family="paragraph" style:parent-style-name="Standard" style:list-style-name="L1">
      <style:text-properties style:font-name="Calibri" fo:font-size="13pt" fo:language="it" fo:country="IT" officeooo:rsid="001e24e3" officeooo:paragraph-rsid="001e24e3" style:font-size-asian="13pt" style:font-size-complex="13pt"/>
    </style:style>
    <style:style style:name="P8" style:family="paragraph" style:parent-style-name="Standard" style:list-style-name="L2">
      <style:text-properties style:font-name="Calibri" fo:font-size="13pt" fo:language="it" fo:country="IT" officeooo:rsid="00133e09" officeooo:paragraph-rsid="00244051" style:font-size-asian="13pt" style:font-size-complex="13pt"/>
    </style:style>
    <style:style style:name="P9" style:family="paragraph" style:parent-style-name="Standard" style:list-style-name="L1">
      <style:text-properties style:font-name="Calibri" fo:font-size="13pt" fo:language="it" fo:country="IT" officeooo:rsid="00133e09" officeooo:paragraph-rsid="00244051" style:font-size-asian="13pt" style:font-size-complex="13pt"/>
    </style:style>
    <style:style style:name="P10" style:family="paragraph" style:parent-style-name="Standard">
      <style:text-properties style:font-name="Calibri" fo:font-size="13pt" fo:language="it" fo:country="IT" officeooo:rsid="00123313" officeooo:paragraph-rsid="00244051" style:font-size-asian="13pt" style:font-size-complex="13pt"/>
    </style:style>
    <style:style style:name="P11" style:family="paragraph" style:parent-style-name="Standard">
      <style:text-properties style:font-name="Calibri" fo:font-size="13pt" fo:language="it" fo:country="IT" officeooo:paragraph-rsid="00244051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e24e3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244051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1e24e3" style:font-size-asian="15.75pt" style:font-weight-asian="bold" style:font-size-complex="18pt" style:font-weight-complex="bold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4" style:family="text">
      <style:text-properties style:font-name="Calibri" fo:font-size="13pt" fo:language="it" fo:country="IT" fo:font-weight="bold" officeooo:rsid="001e24e3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22d2e2" style:font-size-asian="11.3500003814697pt" style:font-weight-asian="bold" style:font-size-complex="13pt" style:font-weight-complex="bold"/>
    </style:style>
    <style:style style:name="T6" style:family="text">
      <style:text-properties style:font-name="Calibri" fo:font-size="13pt" fo:language="it" fo:country="IT" fo:font-weight="bold" officeooo:rsid="00244051" style:font-size-asian="11.3500003814697pt" style:font-weight-asian="bold" style:font-size-complex="13pt" style:font-weight-complex="bold"/>
    </style:style>
    <style:style style:name="T7" style:family="text">
      <style:text-properties officeooo:rsid="00123313"/>
    </style:style>
    <style:style style:name="T8" style:family="text">
      <style:text-properties fo:font-weight="bold" officeooo:rsid="00123313" style:font-weight-asian="bold" style:font-weight-complex="bold"/>
    </style:style>
    <style:style style:name="T9" style:family="text">
      <style:text-properties officeooo:rsid="00133e09"/>
    </style:style>
    <style:style style:name="T10" style:family="text">
      <style:text-properties officeooo:rsid="002440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Traccia</text:span><text:span text:style-name="T5">to</text:span><text:span text:style-name="T3"> record entità: </text:span><text:span text:style-name="T6">Pagamento Stipendi</text:span></text:p>
      <text:p text:style-name="P2"/>
      <text:p text:style-name="P3">Elenco ordinato campi entità:</text:p>
      <text:list xml:id="list2246364480" text:style-name="L1">
        <text:list-item>
          <text:p text:style-name="P9">Importo</text:p>
        </text:list-item>
        <text:list-item>
          <text:p text:style-name="P9">Data</text:p>
        </text:list-item>
        <text:list-item>
          <text:p text:style-name="P9">ID</text:p>
        </text:list-item>
      </text:list>
      <text:p text:style-name="P1">Separatore di campo: <text:span text:style-name="T2">=</text:span></text:p>
      <text:p text:style-name="P1">Separatore di record: <text:span text:style-name="T1">\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>Ignazio Leonardo Calogero Sperandeo</text:p>
      <text:p text:style-name="P4"><text:span text:style-name="T10">03</text:span>/<text:span text:style-name="T10">10</text:span>/2024</text:p>
      <text:p text:style-name="P4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52:12.916900053</meta:creation-date>
    <dc:date>2024-10-06T12:20:38.413228818</dc:date>
    <meta:editing-duration>PT3M2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0" meta:character-count="185" meta:non-whitespace-character-count="168"/>
  </office:meta>
</office:document-meta>
</file>